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c6e5" officeooo:paragraph-rsid="001ec6e5"/>
    </style:style>
    <style:style style:name="P2" style:family="paragraph" style:parent-style-name="Standard">
      <style:text-properties officeooo:rsid="001edde8" officeooo:paragraph-rsid="001edde8"/>
    </style:style>
    <style:style style:name="P3" style:family="paragraph" style:parent-style-name="Standard">
      <style:text-properties officeooo:rsid="001edde8" officeooo:paragraph-rsid="0020165e"/>
    </style:style>
    <style:style style:name="P4" style:family="paragraph" style:parent-style-name="Standard">
      <style:text-properties officeooo:rsid="0020165e" officeooo:paragraph-rsid="0020165e"/>
    </style:style>
    <style:style style:name="P5" style:family="paragraph" style:parent-style-name="Table_20_Heading">
      <style:text-properties officeooo:rsid="001ec6e5" officeooo:paragraph-rsid="001ec6e5"/>
    </style:style>
    <style:style style:name="P6" style:family="paragraph" style:parent-style-name="Table_20_Contents">
      <style:text-properties officeooo:rsid="001ec6e5" officeooo:paragraph-rsid="001ec6e5"/>
    </style:style>
    <style:style style:name="P7" style:family="paragraph" style:parent-style-name="Table_20_Contents">
      <style:text-properties officeooo:rsid="001edde8" officeooo:paragraph-rsid="001edde8"/>
    </style:style>
    <style:style style:name="P8" style:family="paragraph" style:parent-style-name="Table_20_Contents">
      <style:text-properties officeooo:rsid="001edde8" officeooo:paragraph-rsid="002381e6"/>
    </style:style>
    <style:style style:name="P9" style:family="paragraph" style:parent-style-name="Table_20_Contents">
      <style:text-properties officeooo:rsid="0021d127" officeooo:paragraph-rsid="0021d127"/>
    </style:style>
    <style:style style:name="P10" style:family="paragraph" style:parent-style-name="Table_20_Contents">
      <style:text-properties officeooo:rsid="002381e6" officeooo:paragraph-rsid="002381e6"/>
    </style:style>
    <style:style style:name="P11" style:family="paragraph" style:parent-style-name="Table_20_Contents">
      <style:text-properties officeooo:rsid="00257909" officeooo:paragraph-rsid="00257909"/>
    </style:style>
    <style:style style:name="T1" style:family="text">
      <style:text-properties officeooo:rsid="0020165e"/>
    </style:style>
    <style:style style:name="T2" style:family="text">
      <style:text-properties officeooo:rsid="0021d127"/>
    </style:style>
    <style:style style:name="T3" style:family="text">
      <style:text-properties officeooo:rsid="002579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grobusiness like it's 1989 – neofeudale Verhältnisse in Mecklenburg-Vorpommern</text:p>
      <text:p text:style-name="P1"/>
      <text:p text:style-name="P4">Der Leser klickt sich mit „weiter / Pfeil nach rechts“ durch die Grafiken. <text:span text:style-name="T2">Die Fläche ist optisch zweigeteilt, vor den Umrissen der Länder erscheinen die Balken / Torten / Kreise, wenn es sein muss auch mit 3D-Übergängen.</text:span></text:p>
      <text:p text:style-name="P1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">Text</text:p>
            </table:table-cell>
            <table:table-cell table:style-name="Table1.B1" office:value-type="string">
              <text:p text:style-name="P5">Grafik</text:p>
            </table:table-cell>
          </table:table-row>
        </table:table-header-rows>
        <table:table-row>
          <table:table-cell table:style-name="Table1.A2" office:value-type="string">
            <text:p text:style-name="P6">In MV und NRW bewirtschaftet die Agrarindustrie ungefähr dieselbe Fläche - knapp 11.000 Quadratkilometer. </text:p>
          </table:table-cell>
          <table:table-cell table:style-name="Table1.B2" office:value-type="string">
            <text:p text:style-name="P6">Umrisse der beiden Länder als Hintergrund, zwei Kreise geben die jeweiligen Flächen an</text:p>
            <text:p text:style-name="P7">(10.606 NRW<text:tab/>10.784 MV)</text:p>
          </table:table-cell>
        </table:table-row>
        <table:table-row>
          <table:table-cell table:style-name="Table1.A2" office:value-type="string">
            <text:p text:style-name="P7">Die wirtschaftlichen Unterschiede sind allerdings dramatisch. MV spielt auf derselben Fläche nicht einmal die Hälfte von dem ein, was die <text:span text:style-name="T2">Betriebe</text:span> in NRW erwirtschaften.</text:p>
          </table:table-cell>
          <table:table-cell table:style-name="Table1.B2" office:value-type="string">
            <text:p text:style-name="P7">Säulen: Brutowertschöpfung (1,8 Mrd. € NRW, 0,8 Mrd. € MV)</text:p>
          </table:table-cell>
        </table:table-row>
        <table:table-row>
          <table:table-cell table:style-name="Table1.A2" office:value-type="string">
            <text:p text:style-name="P8">MV <text:span text:style-name="T2">wird von</text:span> riesigen Agrar<text:span text:style-name="T3">rfabriken beherrscht</text:span>, Erben der ehemaligen LPGen, <text:span text:style-name="T3">die <text:s/>teilweise von den Altkadern kontrolliert werden </text:span></text:p>
          </table:table-cell>
          <table:table-cell table:style-name="Table1.B2" office:value-type="string">
            <text:p text:style-name="P10"><text:span text:style-name="T3">Durchschnittliche Betriebsgröße </text:span>(als <text:span text:style-name="T3">Rechteck)</text:span> </text:p>
            <text:p text:style-name="P11">31,5ha <text:s text:c="3"/>- <text:s/>349ha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7">Sie kassieren einen Großteil der EU-Subventionen.</text:p>
          </table:table-cell>
          <table:table-cell table:style-name="Table1.B2" office:value-type="string">
            <text:p text:style-name="P9">Torten: Die größten Subventionsempfänger bekommen</text:p>
            <text:p text:style-name="P3"><text:span text:style-name="T1">NRW - </text:span>4,8%<text:tab/><text:span text:style-name="T1">des Topfes – MV </text:span>86.32% <text:span text:style-name="T1">des Topfes</text:span></text:p>
          </table:table-cell>
        </table:table-row>
        <table:table-row>
          <table:table-cell table:style-name="Table1.A2" office:value-type="string">
            <text:p text:style-name="P9">Die Landbevölkerung hat davon: Nichts. In den Agrarwüsten von MV arbeiten gerade 9000 Menschen, weniger als ein Zehntel der Menschen, die in NRW ihren Lebensunterhalt mit Landwirtschaf verdienen. </text:p>
          </table:table-cell>
          <table:table-cell table:style-name="Table1.B2" office:value-type="string">
            <text:p text:style-name="P9">Männchengrafik: 107.000 NRW (=28 Männchen), 8.600 MV (=2 Männchen)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1"/>
      <text:p text:style-name="P2"/>
      <text:p text:style-name="P2"/>
      <text:p text:style-name="P2">NRW<text:tab/>McPomm</text:p>
      <text:p text:style-name="P2">S. 39<text:tab/>Agrarfläche qkm<text:tab/>10.606<text:tab/>10.784</text:p>
      <text:p text:style-name="P2">S.51<text:tab/>Bruttowertschöpfung 2010<text:tab/>1750 Mio €<text:tab/>750 Mio. €</text:p>
      <text:p text:style-name="P2">S. 55<text:tab/>Betriebe 2010<text:tab/></text:p>
      <text:p text:style-name="P2"/>
      <text:p text:style-name="P2">Arbeitskräfte 2010<text:tab/>107568<text:tab/>8694</text:p>
      <text:p text:style-name="P2">S. 67<text:tab/>Anteil der Großbetriebe an den Agrarsubventionen<text:tab/>4,8%<text:tab/>86.32%</text:p>
      <text:p text:style-name="P2"/>
      <text:p text:style-name="P2">Summe der Subventionen an Großbtriebe<text:tab/>30 Mio €<text:tab/>385 Mio. €</text:p>
      <text:p text:style-name="P2"><text:soft-page-break/>S. 80/81<text:tab/>Anteil der Angestellten in der Landwirtschaft<text:tab/>77.00%<text:tab/>22.00%</text:p>
      <text:p text:style-name="P2">S. 84<text:tab/>Invesitionen pro Hektar<text:tab/>650€<text:tab/>320</text:p>
      <text:p text:style-name="P2">S.78<text:tab/>Durchschnittsverdienst pro Arbeitskraft<text:tab/>2120<text:tab/>1772</text:p>
      <text:p text:style-name="P1"/>
      <text:p text:style-name="P1">Slide 1: Vergleichbare Fläche</text:p>
      <text:p text:style-name="P1"/>
      <text:p text:style-name="P1"/>
      <text:p text:style-name="P1"/>
      <text:p text:style-name="P1">Slide 2:</text:p>
      <text:p text:style-name="P1"/>
      <text:p text:style-name="P1"/>
      <text:p text:style-name="P1"/>
      <text:p text:style-name="P1">NRW<text:tab/>McPomm</text:p>
      <text:p text:style-name="P1">S. 39<text:tab/>Agrarfläche qkm<text:tab/>10.606<text:tab/>10.784</text:p>
      <text:p text:style-name="P1">S.51<text:tab/>Bruttowertschöpfung 2010<text:tab/>1750 Mio €<text:tab/>750 Mio. €</text:p>
      <text:p text:style-name="P1">S. 55<text:tab/>Betriebe 2010<text:tab/>33752<text:tab/>3.091</text:p>
      <text:p text:style-name="P1"/>
      <text:p text:style-name="P1">Arbeitskräfte 2010<text:tab/>107568<text:tab/>8694</text:p>
      <text:p text:style-name="P1">S. 67<text:tab/>Anteil der Großbetriebe an den Agrarsubventionen<text:tab/>4,8%<text:tab/>86.32%</text:p>
      <text:p text:style-name="P1"/>
      <text:p text:style-name="P1">Summe der Subventionen an Großbtriebe<text:tab/>30 Mio €<text:tab/>385 Mio. €</text:p>
      <text:p text:style-name="P1">S. 80/81<text:tab/>Anteil der Angestellten in der Landwirtschaft<text:tab/>77.00%<text:tab/>22.00%</text:p>
      <text:p text:style-name="P1">S. 84<text:tab/>Invesitionen pro Hektar<text:tab/>650€<text:tab/>320</text:p>
      <text:p text:style-name="P1">S.78<text:tab/>Durchschnittsverdienst pro Arbeitskraft<text:tab/>2120<text:tab/>1772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2T11:44:30.669228102</meta:creation-date>
    <dc:date>2014-05-13T13:06:36.644639324</dc:date>
    <meta:editing-duration>PT15M6S</meta:editing-duration>
    <meta:editing-cycles>2</meta:editing-cycles>
    <meta:generator>LibreOffice/4.2.3.3$Linux_x86 LibreOffice_project/420m0$Build-3</meta:generator>
    <meta:document-statistic meta:table-count="1" meta:image-count="0" meta:object-count="0" meta:page-count="2" meta:paragraph-count="39" meta:word-count="339" meta:character-count="2258" meta:non-whitespace-character-count="1943"/>
  </office:meta>
</office:document-meta>
</file>